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Liberation Serif" svg:font-family="'Liberation Serif'"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size="15pt" style:text-underline-style="none" fo:font-weight="bold"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5pt" style:text-underline-style="none" fo:font-weight="normal" style:font-size-asian="15pt" style:font-weight-asian="normal" style:font-size-complex="15pt" style:font-weight-complex="normal"/>
    </style:style>
    <style:style style:name="P4" style:family="paragraph" style:parent-style-name="Standard">
      <style:paragraph-properties fo:text-align="start" style:justify-single-word="false"/>
      <style:text-properties fo:font-variant="normal" fo:text-transform="none" fo:color="#000000" fo:font-size="16pt" fo:letter-spacing="normal" fo:font-style="normal" style:text-underline-style="none" fo:font-weight="normal" style:font-size-asian="16pt" style:font-style-asian="normal" style:font-weight-asian="normal" style:font-size-complex="16pt"/>
    </style:style>
    <style:style style:name="P5" style:family="paragraph" style:parent-style-name="Standard">
      <style:text-properties fo:font-size="14pt" officeooo:paragraph-rsid="000351dc"/>
    </style:style>
    <style:style style:name="P6" style:family="paragraph" style:parent-style-name="Standard">
      <style:text-properties fo:font-size="14pt" officeooo:rsid="000351dc" officeooo:paragraph-rsid="000351dc"/>
    </style:style>
    <style:style style:name="P7" style:family="paragraph" style:parent-style-name="Standard">
      <style:text-properties fo:font-size="14pt" fo:font-weight="bold" officeooo:rsid="0003b202" officeooo:paragraph-rsid="0003b202" style:font-weight-asian="bold" style:font-weight-complex="bold"/>
    </style:style>
    <style:style style:name="P8" style:family="paragraph" style:parent-style-name="Standard">
      <style:text-properties fo:font-size="14pt" fo:font-weight="bold" officeooo:rsid="000562c3" officeooo:paragraph-rsid="000562c3" style:font-weight-asian="bold" style:font-weight-complex="bold"/>
    </style:style>
    <style:style style:name="P9" style:family="paragraph" style:parent-style-name="Standard">
      <style:text-properties fo:font-size="14pt" fo:font-weight="bold" officeooo:rsid="00057281" officeooo:paragraph-rsid="00057281" style:font-weight-asian="bold" style:font-weight-complex="bold"/>
    </style:style>
    <style:style style:name="P10" style:family="paragraph" style:parent-style-name="Standard">
      <style:text-properties officeooo:paragraph-rsid="00057281"/>
    </style:style>
    <style:style style:name="P11" style:family="paragraph" style:parent-style-name="Text_20_body">
      <style:paragraph-properties fo:margin-left="0in" fo:margin-right="0in" fo:margin-top="0in" fo:margin-bottom="0in" loext:contextual-spacing="false" fo:line-height="125%" fo:text-align="start" style:justify-single-word="false" fo:orphans="2" fo:widows="2" fo:text-indent="0in" style:auto-text-indent="false" style:writing-mode="lr-tb"/>
      <style:text-properties fo:font-variant="normal" fo:text-transform="none" fo:color="#80868b" style:font-name="Roboto" fo:font-style="normal" fo:font-weight="normal" style:font-style-asian="normal" style:font-weight-asian="normal" style:font-name-complex="Roboto1"/>
    </style:style>
    <style:style style:name="P12" style:family="paragraph" style:parent-style-name="Standard">
      <style:paragraph-properties fo:text-align="start" style:justify-single-word="false"/>
      <style:text-properties fo:font-variant="normal" fo:text-transform="none" fo:color="#111111" fo:font-size="24pt" fo:letter-spacing="normal" fo:font-style="normal" style:text-underline-style="none" fo:font-weight="bold" style:font-size-asian="24pt" style:font-style-asian="normal" style:font-weight-asian="bold" style:font-size-complex="24pt" style:font-weight-complex="bold"/>
    </style:style>
    <style:style style:name="P13" style:family="paragraph" style:parent-style-name="Standard">
      <style:paragraph-properties fo:text-align="start" style:justify-single-word="false"/>
      <style:text-properties fo:font-variant="normal" fo:text-transform="none" fo:color="#000000" fo:font-size="16pt" fo:letter-spacing="normal" fo:font-style="normal" style:text-underline-style="none" fo:font-weight="normal" style:font-size-asian="16pt" style:font-style-asian="normal" style:font-weight-asian="normal" style:font-size-complex="16pt"/>
    </style:style>
    <style:style style:name="P14" style:family="paragraph" style:parent-style-name="Standard">
      <style:text-properties fo:font-variant="normal" fo:text-transform="none" fo:color="#000000" style:font-name="Liberation Serif" fo:font-size="14pt" fo:letter-spacing="normal" fo:font-style="normal" fo:font-weight="normal" officeooo:paragraph-rsid="000351dc" style:font-size-asian="14pt" style:font-size-complex="14pt"/>
    </style:style>
    <style:style style:name="P15" style:family="paragraph" style:parent-style-name="Standard">
      <style:text-properties fo:font-variant="normal" fo:text-transform="none" fo:color="#202122" style:font-name="Liberation Serif" fo:font-size="14pt" fo:letter-spacing="normal" fo:font-style="normal" fo:font-weight="normal" officeooo:rsid="000351dc" officeooo:paragraph-rsid="000351dc" style:font-size-asian="14pt" style:font-size-complex="14pt"/>
    </style:style>
    <style:style style:name="P16" style:family="paragraph" style:parent-style-name="Standard">
      <style:text-properties fo:font-variant="normal" fo:text-transform="none" fo:color="#202122" style:font-name="Liberation Serif" fo:font-size="14pt" fo:letter-spacing="normal" fo:font-style="normal" fo:font-weight="normal" officeooo:rsid="0003b202" officeooo:paragraph-rsid="000351dc" style:font-size-asian="14pt" style:font-size-complex="14pt"/>
    </style:style>
    <style:style style:name="P17" style:family="paragraph" style:parent-style-name="Standard">
      <style:text-properties fo:font-variant="normal" fo:text-transform="none" fo:color="#202122" style:font-name="Liberation Serif" fo:font-size="14pt" fo:letter-spacing="normal" fo:font-style="normal" fo:font-weight="normal" officeooo:rsid="0003b202" officeooo:paragraph-rsid="0003b202" style:font-size-asian="14pt" style:font-weight-asian="normal" style:font-size-complex="14pt" style:font-weight-complex="normal"/>
    </style:style>
    <style:style style:name="P18" style:family="paragraph" style:parent-style-name="Standard">
      <style:text-properties fo:font-variant="normal" fo:text-transform="none" fo:color="#202122" style:font-name="Liberation Serif" fo:font-size="14pt" fo:letter-spacing="normal" fo:font-style="normal" fo:font-weight="normal" officeooo:rsid="00053fea" officeooo:paragraph-rsid="00053fea" style:font-size-asian="14pt" style:font-weight-asian="normal" style:font-size-complex="14pt" style:font-weight-complex="normal"/>
    </style:style>
    <style:style style:name="P19" style:family="paragraph" style:parent-style-name="Standard">
      <style:text-properties fo:font-variant="normal" fo:text-transform="none" fo:color="#202122" style:font-name="Liberation Serif" fo:font-size="14pt" fo:letter-spacing="normal" fo:font-style="normal" fo:font-weight="normal" officeooo:rsid="000562c3" officeooo:paragraph-rsid="000562c3" style:font-size-asian="14pt" style:font-weight-asian="normal" style:font-size-complex="14pt" style:font-weight-complex="normal"/>
    </style:style>
    <style:style style:name="P20" style:family="paragraph" style:parent-style-name="Standard">
      <style:text-properties fo:font-variant="normal" fo:text-transform="none" fo:color="#202122" style:font-name="Liberation Serif" fo:font-size="14pt" fo:letter-spacing="normal" fo:font-style="normal" fo:font-weight="normal" officeooo:rsid="00057281" officeooo:paragraph-rsid="00057281"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font-size="15pt" style:text-underline-style="none" fo:font-weight="normal" style:font-size-asian="15pt" style:font-weight-asian="normal" style:font-size-complex="15pt" style:font-weight-complex="normal"/>
    </style:style>
    <style:style style:name="P22" style:family="paragraph" style:parent-style-name="Standard">
      <style:text-properties fo:font-size="14pt" fo:font-weight="bold" officeooo:rsid="00057281" officeooo:paragraph-rsid="00076938" style:font-weight-asian="bold" style:font-weight-complex="bold"/>
    </style:style>
    <style:style style:name="P23" style:family="paragraph">
      <loext:graphic-properties draw:fill="none" draw:fill-color="#ffffff"/>
    </style:style>
    <style:style style:name="P24" style:family="paragraph">
      <style:paragraph-properties fo:text-align="center"/>
    </style:style>
    <style:style style:name="P25" style:family="paragraph">
      <loext:graphic-properties draw:fill="solid" draw:fill-color="#000000"/>
      <style:paragraph-properties fo:text-align="center"/>
    </style:style>
    <style:style style:name="P26" style:family="paragraph">
      <loext:graphic-properties draw:fill-color="#000000"/>
      <style:paragraph-properties fo:text-align="center"/>
    </style:style>
    <style:style style:name="P27" style:family="paragraph">
      <style:paragraph-properties fo:text-align="center" style:writing-mode="lr-tb"/>
    </style:style>
    <style:style style:name="P28" style:family="paragraph">
      <loext:graphic-properties draw:fill-color="#ffffff"/>
      <style:paragraph-properties fo:text-align="center" style:writing-mode="lr-tb"/>
    </style:style>
    <style:style style:name="P29" style:family="paragraph">
      <style:paragraph-properties style:writing-mode="lr-tb"/>
    </style:style>
    <style:style style:name="P30" style:family="paragraph">
      <loext:graphic-properties draw:fill-color="#ffffff"/>
      <style:paragraph-properties style:writing-mode="lr-tb"/>
    </style:style>
    <style:style style:name="T1" style:family="text">
      <style:text-properties fo:font-size="26pt" style:text-underline-style="none" fo:font-weight="bold" style:font-size-asian="26pt" style:font-weight-asian="bold" style:font-size-complex="26pt" style:font-weight-complex="bold"/>
    </style:style>
    <style:style style:name="T2" style:family="text">
      <style:text-properties fo:font-variant="normal" fo:text-transform="none" fo:color="#111111" fo:font-size="24pt" fo:letter-spacing="normal" fo:font-style="normal" style:text-underline-style="none" fo:font-weight="bold" style:font-size-asian="24pt" style:font-style-asian="normal" style:font-weight-asian="bold" style:font-size-complex="24pt" style:font-weight-complex="bold"/>
    </style:style>
    <style:style style:name="T3" style:family="text">
      <style:text-properties fo:font-variant="normal" fo:text-transform="none" fo:color="#111111" fo:font-size="24pt" fo:letter-spacing="normal" fo:font-style="normal" style:text-underline-style="none" fo:font-weight="bold" officeooo:rsid="000351dc" style:font-size-asian="24pt" style:font-style-asian="normal" style:font-weight-asian="bold" style:font-size-complex="24pt" style:font-weight-complex="bold"/>
    </style:style>
    <style:style style:name="T4" style:family="text">
      <style:text-properties fo:font-variant="normal" fo:text-transform="none" fo:color="#000000" fo:font-size="16pt" fo:letter-spacing="normal" fo:language="zxx" fo:country="none" fo:font-style="normal" style:text-underline-style="none" fo:font-weight="bold" style:font-size-asian="16pt" style:language-asian="zxx" style:country-asian="none" style:font-style-asian="normal" style:font-weight-asian="bold" style:font-size-complex="16pt" style:font-weight-complex="bold"/>
    </style:style>
    <style:style style:name="T5" style:family="text">
      <style:text-properties fo:font-variant="normal" fo:text-transform="none" fo:color="#000000" fo:font-size="16pt" fo:letter-spacing="normal" fo:language="zxx" fo:country="none" fo:font-style="normal" style:text-underline-style="none" fo:font-weight="bold" officeooo:rsid="000351dc" style:font-size-asian="16pt" style:language-asian="zxx" style:country-asian="none" style:font-style-asian="normal" style:font-weight-asian="bold" style:font-size-complex="16pt" style:font-weight-complex="bold"/>
    </style:style>
    <style:style style:name="T6" style:family="text">
      <style:text-properties fo:font-variant="normal" fo:text-transform="none" fo:color="#000000" fo:font-size="16pt" fo:letter-spacing="normal" fo:font-style="normal" style:text-underline-style="none" fo:font-weight="normal" style:font-size-asian="16pt" style:font-style-asian="normal" style:font-weight-asian="normal" style:font-size-complex="16pt"/>
    </style:style>
    <style:style style:name="T7" style:family="text">
      <style:text-properties fo:font-variant="normal" fo:text-transform="none" fo:color="#000000" fo:font-size="16pt" fo:letter-spacing="normal" fo:font-style="normal" style:text-underline-style="none" fo:font-weight="normal" style:font-size-asian="16pt" style:font-style-asian="normal" style:font-weight-asian="normal" style:font-size-complex="16pt" style:font-weight-complex="normal"/>
    </style:style>
    <style:style style:name="T8" style:family="text">
      <style:text-properties fo:font-variant="normal" fo:text-transform="none" fo:color="#000000" fo:font-size="16pt" fo:letter-spacing="normal" fo:font-style="normal" style:text-underline-style="none" fo:font-weight="normal" officeooo:rsid="000351dc" style:font-size-asian="16pt" style:font-style-asian="normal" style:font-weight-asian="normal" style:font-size-complex="16pt" style:font-weight-complex="normal"/>
    </style:style>
    <style:style style:name="T9" style:family="text">
      <style:text-properties fo:font-variant="normal" fo:text-transform="none" fo:color="#000000" fo:font-size="16pt" fo:letter-spacing="normal" fo:font-style="normal" style:text-underline-style="none" fo:font-weight="normal" officeooo:rsid="000351dc" style:font-size-asian="16pt" style:font-style-asian="normal" style:font-weight-asian="normal" style:font-size-complex="16pt"/>
    </style:style>
    <style:style style:name="T10" style:family="text">
      <style:text-properties fo:font-variant="normal" fo:text-transform="none" fo:color="#000000" fo:font-size="16pt" fo:letter-spacing="normal" fo:font-style="normal" style:text-underline-style="none" fo:font-weight="bold" style:font-size-asian="16pt" style:font-style-asian="normal" style:font-weight-asian="bold" style:font-size-complex="16pt" style:font-weight-complex="bold"/>
    </style:style>
    <style:style style:name="T11" style:family="text">
      <style:text-properties fo:font-variant="normal" fo:text-transform="none" fo:color="#000000" fo:font-size="15pt" fo:letter-spacing="normal" fo:font-style="normal" style:text-underline-style="none" fo:font-weight="bold" style:font-size-asian="15pt" style:font-style-asian="normal" style:font-weight-asian="bold" style:font-size-complex="15pt" style:font-weight-complex="bold"/>
    </style:style>
    <style:style style:name="T12" style:family="text">
      <style:text-properties fo:font-variant="normal" fo:text-transform="none" fo:color="#000000" style:text-position="super 58%" fo:font-size="16pt" fo:letter-spacing="normal" fo:font-style="normal" style:text-underline-style="none" fo:font-weight="normal" style:font-size-asian="16pt" style:font-style-asian="normal" style:font-weight-asian="normal" style:font-size-complex="16pt" style:font-weight-complex="normal"/>
    </style:style>
    <style:style style:name="T13" style:family="text">
      <style:text-properties fo:font-variant="normal" fo:text-transform="none" fo:color="#000000" style:text-position="0% 100%" fo:font-size="16pt" fo:letter-spacing="normal" fo:font-style="normal" style:text-underline-style="none" fo:font-weight="normal" officeooo:rsid="000351dc" style:font-size-asian="16pt" style:font-style-asian="normal" style:font-weight-asian="normal" style:font-size-complex="16pt" style:font-weight-complex="normal"/>
    </style:style>
    <style:style style:name="T14" style:family="text">
      <style:text-properties fo:font-variant="normal" fo:text-transform="none" fo:color="#000000" style:font-name="Liberation Serif" fo:letter-spacing="normal" fo:font-style="normal" fo:font-weight="normal" style:font-size-asian="14pt" style:font-size-complex="14pt"/>
    </style:style>
    <style:style style:name="T15" style:family="text">
      <style:text-properties fo:font-variant="normal" fo:text-transform="none" fo:color="#000000" style:font-name="Liberation Serif" fo:font-size="14pt" fo:letter-spacing="normal" fo:font-style="normal" fo:font-weight="normal" officeooo:rsid="00057281" style:font-size-asian="14pt" style:font-weight-asian="normal" style:font-size-complex="14pt" style:font-weight-complex="normal"/>
    </style:style>
    <style:style style:name="T16" style:family="text">
      <style:text-properties fo:font-variant="normal" fo:text-transform="none" fo:color="#000000" style:font-name="Liberation Serif" fo:font-size="14pt" fo:letter-spacing="normal" fo:font-style="normal" fo:font-weight="normal" officeooo:rsid="00057281" style:font-size-asian="14pt" style:font-style-asian="normal" style:font-weight-asian="normal" style:font-size-complex="14pt" style:font-style-complex="normal" style:font-weight-complex="normal"/>
    </style:style>
    <style:style style:name="T17" style:family="text">
      <style:text-properties fo:font-variant="normal" fo:text-transform="none" fo:color="#000000" style:font-name="Liberation Serif" fo:font-size="14pt" fo:letter-spacing="normal" fo:font-style="italic" fo:font-weight="normal" officeooo:rsid="00057281" style:font-size-asian="14pt" style:font-weight-asian="normal" style:font-size-complex="14pt" style:font-weight-complex="normal"/>
    </style:style>
    <style:style style:name="T18" style:family="text">
      <style:text-properties fo:font-variant="normal" fo:text-transform="none" fo:color="#202122" style:font-name="Liberation Serif" fo:letter-spacing="normal" fo:font-style="normal" fo:font-weight="normal" style:font-size-asian="14pt" style:font-size-complex="14pt"/>
    </style:style>
    <style:style style:name="T19" style:family="text">
      <style:text-properties fo:font-variant="normal" fo:text-transform="none" fo:color="#202122" style:font-name="Liberation Serif" fo:letter-spacing="normal" fo:font-style="normal" fo:font-weight="normal" officeooo:rsid="000351dc" style:font-size-asian="14pt" style:font-size-complex="14pt"/>
    </style:style>
    <style:style style:name="T20" style:family="text">
      <style:text-properties fo:font-variant="normal" fo:text-transform="none" fo:color="#202122" style:font-name="Liberation Serif" fo:letter-spacing="normal" fo:font-style="normal" fo:font-weight="normal" officeooo:rsid="0003b202" style:font-size-asian="14pt" style:font-size-complex="14pt"/>
    </style:style>
    <style:style style:name="T21" style:family="text">
      <style:text-properties fo:font-variant="normal" fo:text-transform="none" fo:color="#202122" style:font-name="Liberation Serif" fo:letter-spacing="normal" fo:font-style="normal" fo:font-weight="normal" style:font-size-asian="14pt" style:font-weight-asian="normal" style:font-size-complex="14pt" style:font-weight-complex="normal"/>
    </style:style>
    <style:style style:name="T22" style:family="text">
      <style:text-properties fo:font-variant="normal" fo:text-transform="none" fo:color="#202122" style:font-name="Liberation Serif" fo:letter-spacing="normal" fo:font-style="normal" fo:font-weight="normal" officeooo:rsid="00053fea" style:font-size-asian="14pt" style:font-weight-asian="normal" style:font-size-complex="14pt" style:font-weight-complex="normal"/>
    </style:style>
    <style:style style:name="T23" style:family="text">
      <style:text-properties fo:font-variant="normal" fo:text-transform="none" fo:color="#202122" style:font-name="Liberation Serif" fo:letter-spacing="normal" fo:font-style="normal" fo:font-weight="normal" officeooo:rsid="00057281" style:font-size-asian="14pt" style:font-weight-asian="normal" style:font-size-complex="14pt" style:font-weight-complex="normal"/>
    </style:style>
    <style:style style:name="T24" style:family="text">
      <style:text-properties fo:font-variant="normal" fo:text-transform="none" fo:color="#202122" style:font-name="Liberation Serif" fo:letter-spacing="normal" fo:font-style="normal" fo:font-weight="normal" officeooo:rsid="0005c5d0" style:font-size-asian="14pt" style:font-weight-asian="normal" style:font-size-complex="14pt" style:font-weight-complex="normal"/>
    </style:style>
    <style:style style:name="T25" style:family="text">
      <style:text-properties fo:font-variant="normal" fo:text-transform="none" fo:color="#202122" style:font-name="Liberation Serif" fo:letter-spacing="normal" fo:font-style="normal" fo:font-weight="normal" officeooo:rsid="00076938" style:font-size-asian="14pt" style:font-weight-asian="normal" style:font-size-complex="14pt" style:font-weight-complex="normal"/>
    </style:style>
    <style:style style:name="T26" style:family="text">
      <style:text-properties fo:font-variant="normal" fo:text-transform="none" fo:color="#202122" style:font-name="Liberation Serif" fo:letter-spacing="normal" fo:font-style="normal" fo:font-weight="bold" style:font-size-asian="14pt" style:font-weight-asian="bold" style:font-size-complex="14pt" style:font-weight-complex="bold"/>
    </style:style>
    <style:style style:name="T27" style:family="text">
      <style:text-properties fo:font-variant="normal" fo:text-transform="none" fo:color="#202122" style:font-name="Liberation Serif" fo:letter-spacing="normal" fo:font-style="normal" style:font-size-asian="14pt" style:font-size-complex="14pt"/>
    </style:style>
    <style:style style:name="T28" style:family="text">
      <style:text-properties fo:font-variant="normal" fo:text-transform="none" fo:color="#202122" style:font-name="Liberation Serif" fo:font-size="14pt" fo:letter-spacing="normal" fo:font-style="normal" fo:font-weight="bold" officeooo:rsid="00053fea" style:font-size-asian="14pt" style:font-weight-asian="bold" style:font-size-complex="14pt" style:font-weight-complex="bold"/>
    </style:style>
    <style:style style:name="T29" style:family="text">
      <style:text-properties fo:font-variant="normal" fo:text-transform="none" fo:color="#202122" style:font-name="Liberation Serif" fo:font-size="14pt" fo:letter-spacing="normal" fo:font-style="normal" fo:font-weight="normal" officeooo:rsid="00057281" style:font-size-asian="14pt" style:font-weight-asian="normal" style:font-size-complex="14pt" style:font-weight-complex="normal"/>
    </style:style>
    <style:style style:name="T30" style:family="text">
      <style:text-properties fo:font-variant="normal" fo:text-transform="none" fo:color="#202122" style:font-name="Liberation Serif" fo:font-size="14pt" fo:letter-spacing="normal" fo:font-style="normal" fo:font-weight="normal" officeooo:rsid="00053fea" style:font-size-asian="14pt" style:font-weight-asian="normal" style:font-size-complex="14pt" style:font-weight-complex="normal"/>
    </style:style>
    <style:style style:name="T31" style:family="text">
      <style:text-properties fo:font-variant="normal" fo:text-transform="none" fo:color="#202122" style:font-name="Liberation Serif" fo:font-size="14pt" fo:letter-spacing="normal" fo:font-style="normal" fo:font-weight="normal" officeooo:rsid="000562c3" style:font-size-asian="14pt" style:font-weight-asian="normal" style:font-size-complex="14pt" style:font-weight-complex="normal"/>
    </style:style>
    <style:style style:name="T32" style:family="text">
      <style:text-properties fo:font-size="15pt" style:text-underline-style="none" fo:font-weight="bold" style:font-size-asian="15pt" style:font-weight-asian="bold" style:font-size-complex="15pt" style:font-weight-complex="bold"/>
    </style:style>
    <style:style style:name="T33" style:family="text">
      <style:text-properties fo:font-size="15pt" style:text-underline-style="none" fo:font-weight="normal" style:font-size-asian="15pt" style:font-weight-asian="normal" style:font-size-complex="15pt" style:font-weight-complex="normal"/>
    </style:style>
    <style:style style:name="T34" style:family="text">
      <style:text-properties fo:font-size="15pt" style:text-underline-style="none" fo:font-weight="normal" officeooo:rsid="000351dc" style:font-size-asian="15pt" style:font-weight-asian="normal" style:font-size-complex="15pt" style:font-weight-complex="normal"/>
    </style:style>
    <style:style style:name="T35" style:family="text">
      <style:text-properties fo:font-size="16pt" style:text-underline-style="none" fo:font-weight="bold" style:font-size-asian="16pt" style:font-weight-asian="bold" style:font-size-complex="16pt" style:font-weight-complex="bold"/>
    </style:style>
    <style:style style:name="T36" style:family="text">
      <style:text-properties fo:font-size="16pt" style:text-underline-style="none" fo:font-weight="bold" officeooo:rsid="000351dc" style:font-size-asian="16pt" style:font-weight-asian="bold" style:font-size-complex="16pt" style:font-weight-complex="bold"/>
    </style:style>
    <style:style style:name="T37" style:family="text">
      <style:text-properties officeooo:rsid="000351dc" style:font-size-asian="12.25pt" style:font-size-complex="14pt"/>
    </style:style>
    <style:style style:name="T38" style:family="text">
      <style:text-properties fo:font-weight="bold" officeooo:rsid="000351dc" style:font-size-asian="12.25pt" style:font-weight-asian="bold" style:font-size-complex="14pt" style:font-weight-complex="bold"/>
    </style:style>
    <style:style style:name="T39" style:family="text">
      <style:text-properties officeooo:rsid="00076938"/>
    </style:style>
    <style:style style:name="gr1" style:family="graphic">
      <style:graphic-properties draw:stroke="none" svg:stroke-color="#000000" draw:fill="none" draw:fill-color="#ffffff" fo:min-height="0.3362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dash" draw:stroke-dash="Long_20_Dot"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5071in"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solid" draw:stroke-dash="Long_20_Dot"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stroke="solid" draw:marker-end="Arrow" draw:marker-end-width="0.0693in"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0201in" svg:stroke-color="#000000" draw:marker-start-width="0.1689in" draw:marker-end-width="0.1689in" draw:fill-color="#ffffff" draw:textarea-horizontal-align="justify" draw:textarea-vertical-align="middle" draw:auto-grow-height="false" fo:min-height="0.3063in" fo:min-width="0.306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width="0.0201in" svg:stroke-color="#000000" draw:marker-start-width="0.1689in" draw:marker-end-width="0.1689in" draw:fill-color="#ffffff" draw:textarea-horizontal-align="justify" draw:textarea-vertical-align="middle" draw:auto-grow-height="false" fo:min-height="0.3118in" fo:min-width="0.311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width="0.0201in" svg:stroke-color="#000000" draw:marker-start-width="0.1689in" draw:marker-end-width="0.1689in" draw:fill-color="#ffffff" draw:textarea-horizontal-align="justify" draw:textarea-vertical-align="middle" draw:auto-grow-height="false" fo:min-height="0.3236in" fo:min-width="0.323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solid" svg:stroke-width="0.0201in" svg:stroke-color="#000000" draw:marker-start-width="0.1689in" draw:marker-end-width="0.1689in" draw:fill-color="#ffffff" draw:textarea-horizontal-align="justify" draw:textarea-vertical-align="middle" draw:auto-grow-height="false" fo:min-height="0.3283in" fo:min-width="0.328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width="0.0201in" svg:stroke-color="#000000" draw:marker-start-width="0.1689in" draw:marker-end-width="0.1689in" draw:fill-color="#ffffff" draw:textarea-horizontal-align="justify" draw:textarea-vertical-align="middle" draw:auto-grow-height="false" fo:min-height="0.3228in" fo:min-width="0.322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solid" svg:stroke-width="0.0201in" svg:stroke-color="#000000" draw:marker-start-width="0.1689in" draw:marker-end-width="0.1689in" draw:fill-color="#ffffff" draw:textarea-horizontal-align="justify" draw:textarea-vertical-align="middle" draw:auto-grow-height="false" fo:min-height="0.3528in" fo:min-width="0.352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solid" svg:stroke-width="0.0201in" svg:stroke-color="#000000" draw:marker-start-width="0.1689in" draw:marker-end-width="0.1689in" draw:fill-color="#ffffff" draw:textarea-horizontal-align="justify" draw:textarea-vertical-align="middle" draw:auto-grow-height="false" fo:min-height="0.352in" fo:min-width="0.35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solid" svg:stroke-width="0.0201in" svg:stroke-color="#000000" draw:marker-start-width="0.1689in" draw:marker-end-width="0.1689in" draw:fill-color="#ffffff" draw:textarea-horizontal-align="justify" draw:textarea-vertical-align="middle" draw:auto-grow-height="false" fo:min-height="0.3402in" fo:min-width="0.340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solid" svg:stroke-width="0.0201in" svg:stroke-color="#000000" draw:marker-start-width="0.1689in" draw:marker-end-width="0.1689in" draw:fill-color="#ffffff" draw:textarea-horizontal-align="justify" draw:textarea-vertical-align="middle" draw:auto-grow-height="false" fo:min-height="0.3264in" fo:min-width="0.340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solid" svg:stroke-width="0.0201in" svg:stroke-color="#000000" draw:marker-start-width="0.1689in" draw:marker-end-width="0.1689in" draw:fill-color="#ffffff" draw:textarea-horizontal-align="justify" draw:textarea-vertical-align="middle" draw:auto-grow-height="false" fo:min-height="0.3283in" fo:min-width="0.323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 text:c="12"/><text:tab/><text:tab/><text:tab/></text:span><text:span text:style-name="T2">Assignment </text:span></text:p>
      <text:p text:style-name="P12"><text:s text:c="36"/>on </text:p>
      <text:p text:style-name="P1"><text:span text:style-name="T2"><text:s text:c="29"/></text:span><text:span text:style-name="T3">Euler circuit</text:span></text:p>
      <text:p text:style-name="P11"/>
      <text:p text:style-name="P1"><text:span text:style-name="T32"><text:s text:c="20"/>(</text:span><text:span text:style-name="T35">CSE-220</text:span><text:span text:style-name="T36">2</text:span><text:span text:style-name="T35">: </text:span><text:a xlink:type="simple" xlink:href="https://classroom.google.com/u/0/c/MjMwMTk4MzMwMzgy" office:target-frame-name="_blank" xlink:show="new" text:style-name="Standard" text:visited-style-name="Standard"><text:span text:style-name="T4">D</text:span></text:a><text:a xlink:type="simple" xlink:href="https://classroom.google.com/u/0/c/MjMwMTk4MzMwMzgy" office:target-frame-name="_blank" xlink:show="new" text:style-name="Standard" text:visited-style-name="Standard"><text:span text:style-name="T5">esign</text:span></text:a><text:a xlink:type="simple" xlink:href="https://classroom.google.com/u/0/c/MjMwMTk4MzMwMzgy" office:target-frame-name="_blank" xlink:show="new" text:style-name="Standard" text:visited-style-name="Standard"><text:span text:style-name="T4"> and </text:span></text:a><text:span text:style-name="T5">Analysis of Algorithms-I</text:span><text:span text:style-name="T11">)</text:span><text:bookmark-start text:name="UGb2Qe"/></text:p>
      <text:p text:style-name="P2"/>
      <text:p text:style-name="P1"><text:span text:style-name="T32">Submitted by : </text:span><text:span text:style-name="T33">Naima Hasan,</text:span></text:p>
      <text:p text:style-name="P3"><text:s text:c="26"/>ID : CSE-SN-20,</text:p>
      <text:p text:style-name="P3"><text:s text:c="26"/>Reg. No. : 2018-325-315.</text:p>
      <text:p text:style-name="P3"/>
      <text:p text:style-name="P1"><text:span text:style-name="T32">Submitted to : </text:span><text:span text:style-name="T34">Mr. Hasnain Heickal</text:span><text:span text:style-name="T6">,</text:span></text:p>
      <text:p text:style-name="P1"><text:span text:style-name="T6"><text:s text:c="24"/></text:span><text:span text:style-name="T9">Assistant </text:span><text:span text:style-name="T6">Professor, </text:span></text:p>
      <text:p text:style-name="P4"><text:s text:c="24"/>Department of Computer Science and Engineering,</text:p>
      <text:p text:style-name="P4"><text:s text:c="24"/>University of Dhaka.</text:p>
      <text:p text:style-name="P4"/>
      <text:p text:style-name="P1"><text:span text:style-name="T10">Submission Date : </text:span><text:span text:style-name="T7">28</text:span><text:span text:style-name="T12">th <text:s/></text:span><text:span text:style-name="T13">January</text:span><text:span text:style-name="T7">, 202</text:span><text:span text:style-name="T8">1</text:span></text:p>
      <text:p text:style-name="Standard"><text:bookmark-end text:name="UGb2Qe"/><text:a xlink:type="simple" xlink:href="https://classroom.google.com/u/0/c/MjMwMTk4MzMwMzgy" office:target-frame-name="_blank" xlink:show="new" text:style-name="Standard" text:visited-style-name="Standar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oft-page-break/><text:span text:style-name="T38">Statement:</text:span><text:span text:style-name="T37"> </text:span><text:span text:style-name="T14">If all the nodes in an undirected, connected graph has even degree, then the graph has a Euler Circuit. </text:span></text:p>
      <text:p text:style-name="P14"/>
      <text:p text:style-name="P5"><text:span text:style-name="T18">Euler path is a </text:span><text:span text:style-name="T19">trail i</text:span><text:span text:style-name="T18">n a finite graph that visits every </text:span><text:span text:style-name="T19">edge </text:span><text:span text:style-name="T18">exactly once (allowing vertices </text:span><text:span text:style-name="T19">to be revisited</text:span><text:span text:style-name="T18">) </text:span><text:span text:style-name="T19">and E</text:span><text:span text:style-name="T18">uler circuit is an E</text:span><text:span text:style-name="T19">uler</text:span><text:span text:style-name="T18"> </text:span><text:span text:style-name="T19">path</text:span><text:span text:style-name="T18"> that starts and ends on the same </text:span><text:span text:style-name="T19">vertex.</text:span></text:p>
      <text:p text:style-name="P15"/>
      <text:p text:style-name="P6"><text:span text:style-name="T26">Proof by induction: </text:span><text:span text:style-name="T18">Let, X be an undirected </text:span><text:span text:style-name="T20">connected </text:span><text:span text:style-name="T18">graph </text:span><text:span text:style-name="T20">with even degree.</text:span></text:p>
      <text:p text:style-name="P16"/>
      <text:p text:style-name="P7"><draw:custom-shape text:anchor-type="paragraph" draw:z-index="0" draw:name="Shape1" draw:style-name="gr17" draw:text-style-name="P30" svg:width="0.4571in" svg:height="0.465in" svg:x="1.8201in" svg:y="1.178in"><text:p text:style-name="P29"><text:s text:c="3"/>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Shape2" draw:style-name="gr16" draw:text-style-name="P30" svg:width="0.4807in" svg:height="0.4894in" svg:x="3.7354in" svg:y="1.0898in"><text:p text:style-name="P29"><text:s text:c="3"/>2</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 draw:name="Shape3" draw:style-name="gr7" draw:text-style-name="P26" svg:x1="2.2209in" svg:y1="1.2614in" svg:x2="3.7354in" svg:y2="1.2217in"><text:p/></draw:line><draw:line text:anchor-type="paragraph" draw:z-index="3" draw:name="Shape4" draw:style-name="gr7" draw:text-style-name="P26" svg:x1="2.2772in" svg:y1="1.5098in" svg:x2="3.7752in" svg:y2="1.4618in"><text:p/></draw:line><draw:line text:anchor-type="paragraph" draw:z-index="4" draw:name="Shape5" draw:style-name="gr6" draw:text-style-name="P26" svg:x1="2.2528in" svg:y1="1.0291in" svg:x2="3.3902in" svg:y2="0.9008in"><text:p/></draw:line><draw:line text:anchor-type="paragraph" draw:z-index="5" draw:name="Shape6" draw:style-name="gr6" draw:text-style-name="P26" svg:x1="3.8791in" svg:y1="1.8862in" svg:x2="2.8854in" svg:y2="1.9827in"><text:p/></draw:line><text:span text:style-name="T27">Basis step: </text:span><text:span text:style-name="T21">Let, </text:span><text:span text:style-name="T22">in the graph X</text:span><text:span text:style-name="T21"> the number of vertices of X be 2 and edge be 2, which results in an even number of edges connecting both the vertices.</text:span></text:p>
      <text:p text:style-name="P17"/>
      <text:p text:style-name="P17"/>
      <text:p text:style-name="P17"/>
      <text:p text:style-name="P17"/>
      <text:p text:style-name="P17"/>
      <text:p text:style-name="P17"/>
      <text:p text:style-name="P17"/>
      <text:p text:style-name="P17"/>
      <text:p text:style-name="P17"/>
      <text:p text:style-name="P18">This graph is connected and each of this vertices has even degree. The largest path here is (1,2,1) or (2,1,2) which by definition is an euler circuit as all the edges are traversed and it starts and ends on the same vertex.</text:p>
      <text:p text:style-name="P18"/>
      <text:p text:style-name="P10"><text:span text:style-name="T28">Inductive step: </text:span><text:span text:style-name="T29">We have to s</text:span><text:span text:style-name="T15">how that for any k</text:span><text:span text:style-name="T17"> ≥ 2</text:span><text:span text:style-name="T15">, if </text:span><text:span text:style-name="T17">P</text:span><text:span text:style-name="T15">(</text:span><text:span text:style-name="T17">k</text:span><text:span text:style-name="T15">) holds, then P</text:span><text:span text:style-name="T16">(k</text:span><text:span text:style-name="T15">+1) also holds.</text:span><text:span text:style-name="T29"> </text:span><text:span text:style-name="T30">Let us add a random number of vertices and even number of edges connecting them to form a connected graph </text:span><text:span text:style-name="T31">in graph X.</text:span></text:p>
      <text:p text:style-name="P18"/>
      <text:p text:style-name="P18"/>
      <text:p text:style-name="P18"><draw:custom-shape text:anchor-type="paragraph" draw:z-index="6" draw:name="Shape7" draw:style-name="gr12" draw:text-style-name="P28" svg:width="0.4567in" svg:height="0.4567in" svg:x="0.9307in" svg:y="0.161in"><text:p text:style-name="P27">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8" draw:style-name="gr15" draw:text-style-name="P28" svg:width="0.4807in" svg:height="0.4807in" svg:x="1.8362in" svg:y="1.1543in"><text:p text:style-name="P27">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9" draw:style-name="gr14" draw:text-style-name="P28" svg:width="0.4969in" svg:height="0.4969in" svg:x="2.6535in" svg:y="0.2335in"><text:p text:style-name="P27">2</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9" draw:name="Shape10" draw:style-name="gr7" draw:text-style-name="P26" svg:x1="1.3866in" svg:y1="0.3134in" svg:x2="2.6531in" svg:y2="0.3535in"><text:p/></draw:line><draw:line text:anchor-type="paragraph" draw:z-index="10" draw:name="Shape12" draw:style-name="gr7" draw:text-style-name="P26" svg:x1="2.3165in" svg:y1="1.3228in" svg:x2="2.765in" svg:y2="0.6819in"><text:p/></draw:line><draw:custom-shape text:anchor-type="paragraph" draw:z-index="11" draw:name="Shape13" draw:style-name="gr14" draw:text-style-name="P28" svg:width="0.4969in" svg:height="0.4969in" svg:x="3.4709in" svg:y="1.0902in"><text:p text:style-name="P27">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14" draw:style-name="gr13" draw:text-style-name="P28" svg:width="0.4976in" svg:height="0.4976in" svg:x="4.4807in" svg:y="0.3772in"><text:p text:style-name="P27">5</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3" draw:name="Shape18" draw:style-name="gr7" draw:text-style-name="P26" svg:x1="3.4705in" svg:y1="1.4346in" svg:x2="2.2366in" svg:y2="1.5709in"><text:p/></draw:line><draw:line text:anchor-type="paragraph" draw:z-index="14" draw:name="Shape19" draw:style-name="gr7" draw:text-style-name="P26" svg:x1="1.3866in" svg:y1="0.4972in" svg:x2="2.6531in" svg:y2="0.5535in"><text:p/></draw:line><draw:line text:anchor-type="paragraph" draw:z-index="15" draw:name="Shape11" draw:style-name="gr7" draw:text-style-name="P26" svg:x1="3.9673in" svg:y1="1.2827in" svg:x2="4.5689in" svg:y2="0.8098in"><text:p/></draw:line><draw:line text:anchor-type="paragraph" draw:z-index="30" draw:name="Shape33" draw:style-name="gr6" draw:text-style-name="P26" svg:x1="1.3866in" svg:y1="0.161in" svg:x2="2.5567in" svg:y2="0.1937in"><text:p/></draw:line><text:s/></text:p>
      <text:p text:style-name="P18"><draw:line text:anchor-type="paragraph" draw:z-index="34" draw:name="Shape37" draw:style-name="gr6" draw:text-style-name="P26" svg:x1="4.4807in" svg:y1="0.2024in" svg:x2="3.2945in" svg:y2="0.1307in"><text:p/></draw:line></text:p>
      <text:p text:style-name="P18"><draw:line text:anchor-type="paragraph" draw:z-index="35" draw:name="Shape38" draw:style-name="gr6" draw:text-style-name="P26" svg:x1="2.5248in" svg:y1="0.2346in" svg:x2="1.3866in" svg:y2="0.1701in"><text:p/></draw:line><draw:line text:anchor-type="paragraph" draw:z-index="45" draw:name="Shape15" draw:style-name="gr3" draw:text-style-name="P24" svg:x1="3.15in" svg:y1="0.0846in" svg:x2="3.4783in" svg:y2="0.1008in"><text:p/></draw:line><draw:line text:anchor-type="paragraph" draw:z-index="46" draw:name="Shape48" draw:style-name="gr5" draw:text-style-name="P25" svg:x1="4.0874in" svg:y1="0.1654in" svg:x2="4.4803in" svg:y2="0.189in"><text:p/></draw:line><draw:line text:anchor-type="paragraph" draw:z-index="47" draw:name="Shape49" draw:style-name="gr2" draw:text-style-name="P24" svg:x1="3.4783in" svg:y1="0.1008in" svg:x2="4.0874in" svg:y2="0.1654in"><text:p/></draw:line></text:p>
      <text:p text:style-name="P18"><draw:line text:anchor-type="paragraph" draw:z-index="31" draw:name="Shape34" draw:style-name="gr6" draw:text-style-name="P26" svg:x1="2.9819in" svg:y1="0.1882in" svg:x2="2.461in" svg:y2="0.652in"><text:p/></draw:line><draw:line text:anchor-type="paragraph" draw:z-index="33" draw:name="Shape36" draw:style-name="gr6" draw:text-style-name="P26" svg:x1="4.0236in" svg:y1="0.4358in" svg:x2="4.3764in" svg:y2="0.0756in"><text:p/></draw:line><draw:frame text:anchor-type="paragraph" draw:z-index="48" draw:name="Shape50" draw:style-name="gr4" draw:text-style-name="P23" svg:width="0.8976in" svg:height="0.5071in" svg:x="3.3508in" svg:y="0.0161in"><draw:text-box><text:p>k-3 vertices </text:p></draw:text-box></draw:frame></text:p>
      <text:p text:style-name="P18"/>
      <text:p text:style-name="P18"/>
      <text:p text:style-name="P18"><draw:line text:anchor-type="paragraph" draw:z-index="32" draw:name="Shape35" draw:style-name="gr6" draw:text-style-name="P26" svg:x1="2.6535in" svg:y1="0.0929in" svg:x2="3.4146in" svg:y2="0.0138in"><text:p/></draw:line></text:p>
      <text:p text:style-name="P18"/>
      <text:p text:style-name="P18"/>
      <text:p text:style-name="P18"/>
      <text:p text:style-name="P18"/>
      <text:p text:style-name="P8"><text:span text:style-name="T21">Here, we can see that each of the vertices has even degree. The largest path here that connects all the edges is (1,2,3,4,5,k-</text:span><text:span text:style-name="T25">3(start)</text:span><text:span text:style-name="T21">,……</text:span><text:span text:style-name="T25">,k-3(end),</text:span><text:span text:style-name="T21">2,1). We can see that the </text:span><text:soft-page-break/><text:span text:style-name="T21">path visits each edge only once and starts and end at the same vertex. Thus, by the definition of </text:span><text:span text:style-name="T24">E</text:span><text:span text:style-name="T21">uler circuit, this is an euler circuit. </text:span><text:span text:style-name="T23">Thus we can say that P(k) holds.</text:span></text:p>
      <text:p text:style-name="P19"/>
      <text:p text:style-name="P19">Again, let the number of vertices be (k+1) <text:span text:style-name="T39">i</text:span>n graph X. We will add some edges to ensure each vertex has even degree.</text:p>
      <text:p text:style-name="P19"/>
      <text:p text:style-name="P19"/>
      <text:p text:style-name="P19"><draw:custom-shape text:anchor-type="paragraph" draw:z-index="16" draw:name="Shape16" draw:style-name="gr12" draw:text-style-name="P28" svg:width="0.4567in" svg:height="0.4567in" svg:x="1.1953in" svg:y="0.0673in"><text:p text:style-name="P27">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17" draw:style-name="gr11" draw:text-style-name="P28" svg:width="0.465in" svg:height="0.465in" svg:x="2.6217in" svg:y="0.0992in"><text:p text:style-name="P27">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20" draw:style-name="gr10" draw:text-style-name="P28" svg:width="0.4571in" svg:height="0.4571in" svg:x="2.0846in" svg:y="1.5327in"><text:p text:style-name="P27">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Shape21" draw:style-name="gr9" draw:text-style-name="P28" svg:width="0.4413in" svg:height="0.4413in" svg:x="3.9272in" svg:y="1.3972in"><text:p text:style-name="P27">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22" draw:style-name="gr9" draw:text-style-name="P28" svg:width="0.4413in" svg:height="0.4413in" svg:x="4.4244in" svg:y="0.3165in"><text:p text:style-name="P27">5</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23" draw:style-name="gr8" draw:text-style-name="P28" svg:width="0.4331in" svg:height="0.4331in" svg:x="5.378in" svg:y="1.3972in"><text:p text:style-name="P27">6</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2" draw:name="Shape24" draw:style-name="gr7" draw:text-style-name="P26" svg:x1="1.6516in" svg:y1="0.2118in" svg:x2="2.6772in" svg:y2="0.228in"><text:p/></draw:line><draw:line text:anchor-type="paragraph" draw:z-index="23" draw:name="Shape25" draw:style-name="gr7" draw:text-style-name="P26" svg:x1="1.6516in" svg:y1="0.3965in" svg:x2="2.6217in" svg:y2="0.372in"><text:p/></draw:line><draw:line text:anchor-type="paragraph" draw:z-index="24" draw:name="Shape27" draw:style-name="gr7" draw:text-style-name="P26" svg:x1="2.7417in" svg:y1="0.5311in" svg:x2="2.3571in" svg:y2="1.5327in"><text:p/></draw:line><draw:line text:anchor-type="paragraph" draw:z-index="25" draw:name="Shape28" draw:style-name="gr7" draw:text-style-name="P26" svg:x1="2.5417in" svg:y1="1.7728in" svg:x2="3.9598in" svg:y2="1.7091in"><text:p/></draw:line><draw:line text:anchor-type="paragraph" draw:z-index="26" draw:name="Shape29" draw:style-name="gr7" draw:text-style-name="P26" svg:x1="4.272in" svg:y1="1.4528in" svg:x2="4.552in" svg:y2="0.7236in"><text:p/></draw:line><draw:line text:anchor-type="paragraph" draw:z-index="27" draw:name="Shape30" draw:style-name="gr7" draw:text-style-name="P26" svg:x1="4.8654in" svg:y1="0.6516in" svg:x2="5.5701in" svg:y2="1.3972in"><text:p/></draw:line><draw:line text:anchor-type="paragraph" draw:z-index="28" draw:name="Shape31" draw:style-name="gr7" draw:text-style-name="P26" svg:x1="5.378in" svg:y1="1.7008in" svg:x2="4.3681in" svg:y2="1.7173in"><text:p/></draw:line><draw:line text:anchor-type="paragraph" draw:z-index="29" draw:name="Shape32" draw:style-name="gr7" draw:text-style-name="P26" svg:x1="4.472in" svg:y1="0.6591in" svg:x2="4.152in" svg:y2="1.437in"><text:p/></draw:line><draw:line text:anchor-type="paragraph" draw:z-index="36" draw:name="Shape39" draw:style-name="gr6" draw:text-style-name="P26" svg:x1="1.7236in" svg:y1="0.0984in" svg:x2="2.5492in" svg:y2="0.1547in"><text:p/></draw:line></text:p>
      <text:p text:style-name="P19"><draw:line text:anchor-type="paragraph" draw:z-index="43" draw:name="Shape46" draw:style-name="gr6" draw:text-style-name="P26" svg:x1="4.3602in" svg:y1="0.1323in" svg:x2="3.2465in" svg:y2="0.028in"><text:p/></draw:line><draw:line text:anchor-type="paragraph" draw:z-index="49" draw:name="Shape26" draw:style-name="gr3" draw:text-style-name="P24" svg:x1="3.0862in" svg:y1="0.1661in" svg:x2="3.5028in" svg:y2="0.198in"><text:p/></draw:line><draw:line text:anchor-type="paragraph" draw:z-index="51" draw:name="Shape52" draw:style-name="gr2" draw:text-style-name="P24" svg:x1="3.5028in" svg:y1="0.198in" svg:x2="4.1118in" svg:y2="0.2862in"><text:p/></draw:line></text:p>
      <text:p text:style-name="P19"><draw:line text:anchor-type="paragraph" draw:z-index="37" draw:name="Shape40" draw:style-name="gr6" draw:text-style-name="P26" svg:x1="2.9343in" svg:y1="0.2126in" svg:x2="2.5417in" svg:y2="1.0854in"><text:p/></draw:line><draw:line text:anchor-type="paragraph" draw:z-index="39" draw:name="Shape42" draw:style-name="gr6" draw:text-style-name="P26" svg:x1="4.0236in" svg:y1="0.9016in" svg:x2="4.4244in" svg:y2="0.2118in"><text:p/></draw:line><draw:line text:anchor-type="paragraph" draw:z-index="40" draw:name="Shape43" draw:style-name="gr6" draw:text-style-name="P26" svg:x1="4.9528in" svg:y1="0.0764in" svg:x2="5.6102in" svg:y2="0.8457in"><text:p/></draw:line><draw:line text:anchor-type="paragraph" draw:z-index="44" draw:name="Shape47" draw:style-name="gr6" draw:text-style-name="P26" svg:x1="2.5173in" svg:y1="0.0839in" svg:x2="1.5638in" svg:y2="0.0764in"><text:p/></draw:line><draw:line text:anchor-type="paragraph" draw:z-index="50" draw:name="Shape51" draw:style-name="gr3" draw:text-style-name="P24" svg:x1="4.1118in" svg:y1="0.0626in" svg:x2="4.4244in" svg:y2="0.0945in"><text:p/></draw:line><draw:frame text:anchor-type="paragraph" draw:z-index="52" draw:name="Shape53" draw:style-name="gr1" draw:text-style-name="P23" svg:width="0.9134in" svg:height="0.3362in" svg:x="3.3189in" svg:y="0.0709in"><draw:text-box><text:p><text:s text:c="3"/>k-3 vertices</text:p></draw:text-box></draw:frame></text:p>
      <text:p text:style-name="P19"><draw:line text:anchor-type="paragraph" draw:z-index="42" draw:name="Shape45" draw:style-name="gr6" draw:text-style-name="P26" svg:x1="4.472in" svg:y1="0.7264in" svg:x2="4.6728in" svg:y2="0.1335in"><text:p/></draw:line></text:p>
      <text:p text:style-name="P19"/>
      <text:p text:style-name="P19"/>
      <text:p text:style-name="P19"/>
      <text:p text:style-name="P19"><draw:line text:anchor-type="paragraph" draw:z-index="38" draw:name="Shape41" draw:style-name="gr6" draw:text-style-name="P26" svg:x1="2.7575in" svg:y1="0.0638in" svg:x2="3.7992in" svg:y2="0.0236in"><text:p/></draw:line><draw:line text:anchor-type="paragraph" draw:z-index="41" draw:name="Shape44" draw:style-name="gr6" draw:text-style-name="P26" svg:x1="5.2492in" svg:y1="0.048in" svg:x2="4.4402in" svg:y2="0.0642in"><text:p/></draw:line></text:p>
      <text:p text:style-name="P19"/>
      <text:p text:style-name="P19"/>
      <text:p text:style-name="P19"/>
      <text:p text:style-name="P19"/>
      <text:p text:style-name="P22"><text:span text:style-name="T21">Here, the path that traverses all the edges be (1,2,3,4,5,6,4,5,k-</text:span><text:span text:style-name="T25">3</text:span><text:span text:style-name="T21">(start),……</text:span><text:span text:style-name="T25">,k-3(end),</text:span><text:span text:style-name="T21">2,1). No edge is visited twice but all the edges are traversed. So, it can be said that its a </text:span><text:span text:style-name="T24">E</text:span><text:span text:style-name="T21">uler circuit. </text:span></text:p>
      <text:p text:style-name="P20"/>
      <text:p text:style-name="P9"><text:span text:style-name="T21">We can see that the given statement is true for both </text:span><text:span text:style-name="T24">k and k+1. So, it is bound to be true for any arbitrary number of vertices. So we can say that the statement is tru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Liberation Serif" svg:font-family="'Liberation Serif'"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1" svg:font-family="Roboto" style:font-family-generic="system" style:font-pitch="variable"/>
  </office:font-face-decls>
  <office:styles>
    <draw:marker draw:name="Arrow" svg:viewBox="0 0 20 30" svg:d="M10 0l-10 30h20z"/>
    <draw:stroke-dash draw:name="Long_20_Dot" draw:display-name="Long Dot" draw:style="rect" draw:dots1="1" draw:dots1-length="100%" draw:dots2="1" draw:dots2-length="1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date>2021-01-28T16:40:48.735566520</dc:date>
    <meta:editing-duration>PT8M18S</meta:editing-duration>
    <meta:editing-cycles>2</meta:editing-cycles>
    <meta:generator>LibreOffice/6.4.6.2$Linux_X86_64 LibreOffice_project/40$Build-2</meta:generator>
    <meta:document-statistic meta:table-count="0" meta:image-count="0" meta:object-count="0" meta:page-count="3" meta:paragraph-count="23" meta:word-count="379" meta:character-count="2312" meta:non-whitespace-character-count="1724"/>
  </office:meta>
</office:document-meta>
</file>